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808080"/>
    </style:style>
    <style:style style:name="ce3" style:family="table-cell" style:parent-style-name="Default">
      <style:text-properties fo:color="#00a933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 style:data-style-name="N61"/>
    <style:style style:name="ce7" style:family="table-cell" style:parent-style-name="Default" style:data-style-name="N61">
      <style:text-properties fo:font-weight="bold" style:font-weight-asian="bold" style:font-weight-complex="bold"/>
    </style:style>
    <style:style style:name="ce8" style:family="table-cell" style:parent-style-name="Default" style:data-style-name="N61">
      <style:text-properties fo:color="#c9211e" fo:font-weight="bold" style:font-weight-asian="bold" style:font-weight-complex="bold"/>
    </style:style>
    <style:style style:name="ce9" style:family="table-cell" style:parent-style-name="Default" style:data-style-name="N61">
      <style:text-properties fo:color="#808080" fo:font-weight="bold" style:font-weight-asian="bold" style:font-weight-complex="bold"/>
    </style:style>
    <style:style style:name="ce10" style:family="table-cell" style:parent-style-name="Default" style:data-style-name="N61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column table:style-name="co1" table:default-cell-style-name="ce6"/>
        <table:table-column table:style-name="co1" table:default-cell-style-name="Default"/>
        <table:table-row table:style-name="ro1">
          <table:table-cell office:value-type="float" office:value="-0.748804" calcext:value-type="float">
            <text:p>-0.748804</text:p>
          </table:table-cell>
          <table:table-cell office:value-type="float" office:value="0.237742" calcext:value-type="float">
            <text:p>0.237742</text:p>
          </table:table-cell>
          <table:table-cell office:value-type="float" office:value="1.70879" calcext:value-type="float">
            <text:p>1.708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 inv</text:p>
          </table:table-cell>
          <table:table-cell table:number-columns-repeated="5"/>
          <table:table-cell office:value-type="float" office:value="-0.0169439835321981" calcext:value-type="float">
            <text:p>-1.69E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.26745" calcext:value-type="float">
            <text:p>1.26745</text:p>
          </table:table-cell>
          <table:table-cell table:style-name="ce1" office:value-type="float" office:value="0.402272" calcext:value-type="float">
            <text:p>0.402272</text:p>
          </table:table-cell>
          <table:table-cell table:style-name="ce1" office:value-type="float" office:value="1.35127" calcext:value-type="float">
            <text:p>1.3512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ko</text:p>
          </table:table-cell>
          <table:table-cell/>
          <table:table-cell table:style-name="ce5" table:number-columns-repeated="3"/>
          <table:table-cell/>
          <table:table-cell office:value-type="float" office:value="0.0111718046765139" calcext:value-type="float">
            <text:p>1.12E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-10.2248" calcext:value-type="float">
            <text:p>-10.2248</text:p>
          </table:table-cell>
          <table:table-cell table:style-name="ce2" office:value-type="float" office:value="-4.99358" calcext:value-type="float">
            <text:p>-4.99358</text:p>
          </table:table-cell>
          <table:table-cell table:style-name="ce2" office:value-type="float" office:value="-1.27522" calcext:value-type="float">
            <text:p>-1.275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 inv</text:p>
          </table:table-cell>
          <table:table-cell table:number-columns-repeated="5"/>
          <table:table-cell office:value-type="float" office:value="0.0024643508831712" calcext:value-type="float">
            <text:p>2.46E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float" office:value="-12.1676" calcext:value-type="float">
            <text:p>-12.1676</text:p>
          </table:table-cell>
          <table:table-cell table:style-name="ce3" office:value-type="float" office:value="-5.38851" calcext:value-type="float">
            <text:p>-5.38851</text:p>
          </table:table-cell>
          <table:table-cell table:style-name="ce3" office:value-type="float" office:value="-0.402722" calcext:value-type="float">
            <text:p>-0.40272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k inv</text:p>
          </table:table-cell>
          <table:table-cell table:number-columns-repeated="5"/>
          <table:table-cell table:style-name="ce7" office:value-type="float" office:value="0.730309956826107" calcext:value-type="float">
            <text:p>7.30E-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3.70196" calcext:value-type="float">
            <text:p>-3.70196</text:p>
          </table:table-cell>
          <table:table-cell office:value-type="float" office:value="-1.20918" calcext:value-type="float">
            <text:p>-1.20918</text:p>
          </table:table-cell>
          <table:table-cell office:value-type="float" office:value="0.79066" calcext:value-type="float">
            <text:p>0.79066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" office:value-type="float" office:value="-0.264908184710434" calcext:value-type="float">
            <text:p>-2.65E-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6.2928" calcext:value-type="float">
            <text:p>-6.2928</text:p>
          </table:table-cell>
          <table:table-cell office:value-type="float" office:value="-0.857236" calcext:value-type="float">
            <text:p>-0.857236</text:p>
          </table:table-cell>
          <table:table-cell office:value-type="float" office:value="3.40163" calcext:value-type="float">
            <text:p>3.4016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7" office:value-type="float" office:value="-1.71278926273372" calcext:value-type="float">
            <text:p>-1.71E+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7.9766" calcext:value-type="float">
            <text:p>-7.9766</text:p>
          </table:table-cell>
          <table:table-cell office:value-type="float" office:value="-0.592531" calcext:value-type="float">
            <text:p>-0.592531</text:p>
          </table:table-cell>
          <table:table-cell office:value-type="float" office:value="2.73417" calcext:value-type="float">
            <text:p>2.7341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430.03194327117" calcext:value-type="float">
            <text:p>1.43E+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-2.58035" calcext:value-type="float">
            <text:p>-2.58035</text:p>
          </table:table-cell>
          <table:table-cell office:value-type="float" office:value="-0.649074" calcext:value-type="float">
            <text:p>-0.649074</text:p>
          </table:table-cell>
          <table:table-cell office:value-type="float" office:value="0.541128" calcext:value-type="float">
            <text:p>0.54112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-0.0000000755727585358641" calcext:value-type="float">
            <text:p>-7.56E-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.81858" calcext:value-type="float">
            <text:p>-8.81858</text:p>
          </table:table-cell>
          <table:table-cell office:value-type="float" office:value="-4.31087" calcext:value-type="float">
            <text:p>-4.31087</text:p>
          </table:table-cell>
          <table:table-cell office:value-type="float" office:value="-0.81352" calcext:value-type="float">
            <text:p>-0.8135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0000000000000323775694655709" calcext:value-type="float">
            <text:p>3.24E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10.9525" calcext:value-type="float">
            <text:p>-10.9525</text:p>
          </table:table-cell>
          <table:table-cell office:value-type="float" office:value="-4.73083" calcext:value-type="float">
            <text:p>-4.73083</text:p>
          </table:table-cell>
          <table:table-cell office:value-type="float" office:value="-1.63825" calcext:value-type="float">
            <text:p>-1.6382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.0150497253414857" calcext:value-type="float">
            <text:p>1.50E-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37628" calcext:value-type="float">
            <text:p>-0.637628</text:p>
          </table:table-cell>
          <table:table-cell office:value-type="float" office:value="0.286736" calcext:value-type="float">
            <text:p>0.286736</text:p>
          </table:table-cell>
          <table:table-cell office:value-type="float" office:value="1.05067" calcext:value-type="float">
            <text:p>1.05067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-0.185045647851544" calcext:value-type="float">
            <text:p>-1.85E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31964" calcext:value-type="float">
            <text:p>0.231964</text:p>
          </table:table-cell>
          <table:table-cell office:value-type="float" office:value="0.228978" calcext:value-type="float">
            <text:p>0.228978</text:p>
          </table:table-cell>
          <table:table-cell office:value-type="float" office:value="2.11308" calcext:value-type="float">
            <text:p>2.1130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-0.292784027901415" calcext:value-type="float">
            <text:p>-2.93E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-4.84871" calcext:value-type="float">
            <text:p>-4.84871</text:p>
          </table:table-cell>
          <table:table-cell office:value-type="float" office:value="-1.85459" calcext:value-type="float">
            <text:p>-1.85459</text:p>
          </table:table-cell>
          <table:table-cell office:value-type="float" office:value="-0.277058" calcext:value-type="float">
            <text:p>-0.27705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8" office:value-type="float" office:value="-1.05904761523496" calcext:value-type="float">
            <text:p>-1.06E+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5.90211" calcext:value-type="float">
            <text:p>-5.90211</text:p>
          </table:table-cell>
          <table:table-cell office:value-type="float" office:value="-0.869791" calcext:value-type="float">
            <text:p>-0.869791</text:p>
          </table:table-cell>
          <table:table-cell office:value-type="float" office:value="3.5782" calcext:value-type="float">
            <text:p>3.578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8" office:value-type="float" office:value="-0.0360178624143458" calcext:value-type="float">
            <text:p>-3.60E-0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5.7207" calcext:value-type="float">
            <text:p>-5.7207</text:p>
          </table:table-cell>
          <table:table-cell office:value-type="float" office:value="-0.678587" calcext:value-type="float">
            <text:p>-0.678587</text:p>
          </table:table-cell>
          <table:table-cell office:value-type="float" office:value="2.94179" calcext:value-type="float">
            <text:p>2.94179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style-name="ce8" office:value-type="float" office:value="-1.57203401758038" calcext:value-type="float">
            <text:p>-1.57E+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-0.303523" calcext:value-type="float">
            <text:p>-0.303523</text:p>
          </table:table-cell>
          <table:table-cell office:value-type="float" office:value="0.141467" calcext:value-type="float">
            <text:p>0.141467</text:p>
          </table:table-cell>
          <table:table-cell office:value-type="float" office:value="1.32438" calcext:value-type="float">
            <text:p>1.32438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432.13745412987" calcext:value-type="float">
            <text:p>1.43E+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-0.0000000731719198926123" calcext:value-type="float">
            <text:p>-7.32E-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0.0000000000000317594190198809" calcext:value-type="float">
            <text:p>3.18E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-0.30793597986873" calcext:value-type="float">
            <text:p>-3.08E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0.32077907982952" calcext:value-type="float">
            <text:p>3.21E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0.222539850969915" calcext:value-type="float">
            <text:p>2.23E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table:style-name="ce9" office:value-type="float" office:value="8.5034483295909" calcext:value-type="float">
            <text:p>8.50E+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table:style-name="ce9" office:value-type="float" office:value="6.74996036296687" calcext:value-type="float">
            <text:p>6.75E+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9" office:value-type="float" office:value="-3.63838143844471" calcext:value-type="float">
            <text:p>-3.64E+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1572.04705903753" calcext:value-type="float">
            <text:p>1.57E+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-0.0000000159626236619474" calcext:value-type="float">
            <text:p>-1.60E-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-0.0000000000000165079048480588" calcext:value-type="float">
            <text:p>-1.65E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-0.507458448243572" calcext:value-type="float">
            <text:p>-5.07E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0.453034581108861" calcext:value-type="float">
            <text:p>4.53E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0.223172024184594" calcext:value-type="float">
            <text:p>2.23E-0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table:style-name="ce10" office:value-type="float" office:value="9.13068647103515" calcext:value-type="float">
            <text:p>9.13E+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table:style-name="ce10" office:value-type="float" office:value="5.95158332586221" calcext:value-type="float">
            <text:p>5.95E+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10" office:value-type="float" office:value="-7.64577098706035" calcext:value-type="float">
            <text:p>-7.65E+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1582.52961044855" calcext:value-type="float">
            <text:p>1.58E+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0.0000000283961791289253" calcext:value-type="float">
            <text:p>2.84E-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-0.0000000000000166328899462232" calcext:value-type="float">
            <text:p>-1.66E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-0.541908956666849" calcext:value-type="float">
            <text:p>-5.42E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0.0155266770086646" calcext:value-type="float">
            <text:p>1.55E-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-1.68776223880143" calcext:value-type="float">
            <text:p>-1.69E+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table:style-name="ce7" office:value-type="float" office:value="0.513896612575073" calcext:value-type="float">
            <text:p>5.14E-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table:style-name="ce7" office:value-type="float" office:value="-3.93614732525718" calcext:value-type="float">
            <text:p>-3.94E+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table:style-name="ce7" office:value-type="float" office:value="0.185634650784377" calcext:value-type="float">
            <text:p>1.86E-0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809.502633065043" calcext:value-type="float">
            <text:p>8.10E+0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-0.0000000347879850430331" calcext:value-type="float">
            <text:p>-3.48E-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0.0000000000000157273299752514" calcext:value-type="float">
            <text:p>1.57E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-0.461997499018241" calcext:value-type="float">
            <text:p>-4.62E-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-0.13462678449565" calcext:value-type="float">
            <text:p>-1.35E-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-0.00276559899106777" calcext:value-type="float">
            <text:p>-2.77E-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6.70361624013539" calcext:value-type="float">
            <text:p>6.70E+0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office:value-type="float" office:value="-0.569500531202122" calcext:value-type="float">
            <text:p>-5.70E-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2"/>
          <table:table-cell office:value-type="float" office:value="-2.5772976969377" calcext:value-type="float">
            <text:p>-2.58E+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2"/>
          <table:table-cell office:value-type="float" office:value="1626.48906163322" calcext:value-type="float">
            <text:p>1.63E+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12"/>
          <table:table-cell office:value-type="float" office:value="-0.0000000645008535555284" calcext:value-type="float">
            <text:p>-6.45E-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2"/>
          <table:table-cell office:value-type="float" office:value="0.0000000000000126726725548127" calcext:value-type="float">
            <text:p>1.27E-1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2"/>
          <table:table-cell office:value-type="float" office:value="-0.083522103675774" calcext:value-type="float">
            <text:p>-8.35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312713523345391" calcext:value-type="float">
            <text:p>3.13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294085257218883" calcext:value-type="float">
            <text:p>2.94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6.28194865727716" calcext:value-type="float">
            <text:p>6.28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.38961302731411" calcext:value-type="float">
            <text:p>2.39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5.12638051972504" calcext:value-type="float">
            <text:p>-5.13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840.49195625382" calcext:value-type="float">
            <text:p>1.84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229365150380968" calcext:value-type="float">
            <text:p>2.29E-0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5.51806763195044E-015" calcext:value-type="float">
            <text:p>-5.52E-1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95603269627337" calcext:value-type="float">
            <text:p>1.96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145813407548819" calcext:value-type="float">
            <text:p>1.46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172259258899726" calcext:value-type="float">
            <text:p>1.72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.32584190166193" calcext:value-type="float">
            <text:p>2.33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.08744977568654" calcext:value-type="float">
            <text:p>1.09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88330321074721" calcext:value-type="float">
            <text:p>-8.83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80.36627765897" calcext:value-type="float">
            <text:p>1.38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00000049548734853837" calcext:value-type="float">
            <text:p>-4.95E-0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4.12066536330149E-015" calcext:value-type="float">
            <text:p>4.12E-1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304260319701233" calcext:value-type="float">
            <text:p>-3.04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24306062967666" calcext:value-type="float">
            <text:p>2.43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199214919855661" calcext:value-type="float">
            <text:p>1.99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7.56867727701614" calcext:value-type="float">
            <text:p>7.57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5.66977670621406" calcext:value-type="float">
            <text:p>5.67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2.7534424108541" calcext:value-type="float">
            <text:p>-2.75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265.87417305591" calcext:value-type="float">
            <text:p>1.27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000000407311135486101" calcext:value-type="float">
            <text:p>-4.07E-0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000148816408967103" calcext:value-type="float">
            <text:p>1.49E-1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247183702863688" calcext:value-type="float">
            <text:p>-2.47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412509836653516" calcext:value-type="float">
            <text:p>4.13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322586869175841" calcext:value-type="float">
            <text:p>3.23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8.39065218187749" calcext:value-type="float">
            <text:p>8.39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7.63563248827506" calcext:value-type="float">
            <text:p>7.64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4.03931460741899" calcext:value-type="float">
            <text:p>-4.04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00.64374828602" calcext:value-type="float">
            <text:p>1.30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725707742952242" calcext:value-type="float">
            <text:p>7.26E-0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3.78610401498896E-017" calcext:value-type="float">
            <text:p>3.79E-17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740753325549643" calcext:value-type="float">
            <text:p>7.41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594460112314451" calcext:value-type="float">
            <text:p>5.94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961195887395981" calcext:value-type="float">
            <text:p>9.61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594406130974277" calcext:value-type="float">
            <text:p>5.94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147529219639047" calcext:value-type="float">
            <text:p>-1.48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1.10345340585079" calcext:value-type="float">
            <text:p>-1.10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614.58165828057" calcext:value-type="float">
            <text:p>1.61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0000000996671489841806" calcext:value-type="float">
            <text:p>-9.97E-0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7.30058731055626E-015" calcext:value-type="float">
            <text:p>-7.30E-1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558517686916477" calcext:value-type="float">
            <text:p>-5.59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121673814947252" calcext:value-type="float">
            <text:p>-1.22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38818174937422" calcext:value-type="float">
            <text:p>1.39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164601641365642" calcext:value-type="float">
            <text:p>1.65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1.32010995614746" calcext:value-type="float">
            <text:p>-1.32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1.68177426300304" calcext:value-type="float">
            <text:p>-1.68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00.51237813999" calcext:value-type="float">
            <text:p>1.30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000000976184625558543" calcext:value-type="float">
            <text:p>-9.76E-0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000431573127198543" calcext:value-type="float">
            <text:p>4.32E-1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953872790020226" calcext:value-type="float">
            <text:p>-9.54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199454846289814" calcext:value-type="float">
            <text:p>1.99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238544111400289" calcext:value-type="float">
            <text:p>2.39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4.21540415500667" calcext:value-type="float">
            <text:p>4.22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2.91705301034739" calcext:value-type="float">
            <text:p>2.92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864541202245829" calcext:value-type="float">
            <text:p>-8.65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614.87417157905" calcext:value-type="float">
            <text:p>1.61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000000265536731569099" calcext:value-type="float">
            <text:p>-2.66E-0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7.11830442174374E-015" calcext:value-type="float">
            <text:p>-7.12E-1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247775435277554" calcext:value-type="float">
            <text:p>-2.48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564932830715499" calcext:value-type="float">
            <text:p>-5.65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734549435512235" calcext:value-type="float">
            <text:p>7.35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6.05198689794692" calcext:value-type="float">
            <text:p>6.05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441576994474963" calcext:value-type="float">
            <text:p>4.42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3.40197033410604" calcext:value-type="float">
            <text:p>-3.40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21.44509455225" calcext:value-type="float">
            <text:p>1.32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000000994038452645225" calcext:value-type="float">
            <text:p>-9.94E-0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00000000000372631636335998" calcext:value-type="float">
            <text:p>3.73E-1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523028166503769" calcext:value-type="float">
            <text:p>-5.23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974228651213921" calcext:value-type="float">
            <text:p>-9.74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257498289633237" calcext:value-type="float">
            <text:p>2.57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5.98514237632891" calcext:value-type="float">
            <text:p>5.99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592804993577222" calcext:value-type="float">
            <text:p>-5.93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2.38068359848825" calcext:value-type="float">
            <text:p>-2.38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63.92313663719" calcext:value-type="float">
            <text:p>1.56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000000417664275720416" calcext:value-type="float">
            <text:p>-4.18E-08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3.13006785529398E-015" calcext:value-type="float">
            <text:p>-3.13E-15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511486291372088" calcext:value-type="float">
            <text:p>5.11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00487881010619553" calcext:value-type="float">
            <text:p>4.88E-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103064855249905" calcext:value-type="float">
            <text:p>1.03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.306505129958404" calcext:value-type="float">
            <text:p>3.07E-0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420219103471092" calcext:value-type="float">
            <text:p>-4.20E-0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1.3305700705714" calcext:value-type="float">
            <text:p>-1.33E+00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918.2461401586" calcext:value-type="float">
            <text:p>1.92E+03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0.00000000603782316323015" calcext:value-type="float">
            <text:p>-6.04E-0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-5.43545721728595E-015" calcext:value-type="float">
            <text:p>-5.44E-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4:21:04.550195901</meta:creation-date>
    <dc:date>2022-07-29T14:50:32.516031179</dc:date>
    <meta:editing-duration>PT7M56S</meta:editing-duration>
    <meta:editing-cycles>1</meta:editing-cycles>
    <meta:document-statistic meta:table-count="1" meta:cell-count="298" meta:object-count="0"/>
    <meta:generator>LibreOffice/6.4.7.2$Linux_X86_64 LibreOffice_project/40$Build-2</meta:generator>
  </office:meta>
</office:document-meta>
</file>